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15.24cm" svg:height="15.24cm" svg:x="6.08cm" svg:y="3.54cm">
          <text:p/>
        </draw:circle>
        <draw:circle draw:style-name="gr1" draw:text-style-name="P1" draw:layer="layout" svg:width="16.129cm" svg:height="16.129cm" svg:x="5.636cm" svg:y="3.096cm">
          <text:p/>
        </draw:circle>
        <draw:ellipse draw:style-name="gr2" draw:text-style-name="P1" draw:layer="layout" svg:width="0.208cm" svg:height="0.152cm" svg:x="13.596cm" svg:y="3.03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trick</meta:initial-creator>
    <meta:creation-date>2008-12-25T22:10:39.59</meta:creation-date>
    <dc:date>2008-12-25T23:17:41.81</dc:date>
    <dc:creator>Patrick</dc:creator>
    <meta:editing-duration>PT00H51M52S</meta:editing-duration>
    <meta:editing-cycles>1</meta:editing-cycles>
    <meta:document-statistic meta:object-count="3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